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w Data - Light" table:style-name="ta1">
        <table:shapes>
          <draw:frame draw:z-index="0" draw:style-name="gr1" draw:text-style-name="P1" svg:width="453.51pt" svg:height="255.09pt" svg:x="709.2pt" svg:y="35.38pt">
            <loext:p draw:notify-on-update-of-ranges="'Raw Data - Light'.C3:'Raw Data - Light'.C31 'Raw Data - Light'.I3:'Raw Data - Light'.I3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53.95pt" svg:height="320pt" svg:x="450.57pt" svg:y="28.52pt">
            <loext:p draw:notify-on-update-of-ranges="'Raw Data - Light'.C3:'Raw Data - Light'.C31 'Raw Data - Light'.J3:'Raw Data - Light'.J3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UX – Beacon</text:p>
          </table:table-cell>
          <table:table-cell office:value-type="string" calcext:value-type="string">
            <text:p>Lux - <text:s/>Sensor</text:p>
          </table:table-cell>
          <table:table-cell office:value-type="string" calcext:value-type="string">
            <text:p>Range(in)</text:p>
          </table:table-cell>
          <table:table-cell office:value-type="string" calcext:value-type="string">
            <text:p>S1 – Val</text:p>
          </table:table-cell>
          <table:table-cell office:value-type="string" calcext:value-type="string">
            <text:p>S1 – STD</text:p>
          </table:table-cell>
          <table:table-cell office:value-type="string" calcext:value-type="string">
            <text:p>S2 – Val</text:p>
          </table:table-cell>
          <table:table-cell office:value-type="string" calcext:value-type="string">
            <text:p>S2 – STD</text:p>
          </table:table-cell>
          <table:table-cell office:value-type="string" calcext:value-type="string">
            <text:p>S3 – Val</text:p>
          </table:table-cell>
          <table:table-cell table:number-columns-repeated="2"/>
          <table:table-cell office:value-type="string" calcext:value-type="string">
            <text:p>S3 – STD</text:p>
          </table:table-cell>
          <table:table-cell table:style-name="Default" office:value-type="string" calcext:value-type="string">
            <text:p>S3 – STD%</text:p>
          </table:table-cell>
          <table:table-cell office:value-type="string" calcext:value-type="string">
            <text:p>S4 – Val</text:p>
          </table:table-cell>
          <table:table-cell office:value-type="string" calcext:value-type="string">
            <text:p>S4 – STD</text:p>
          </table:table-cell>
          <table:table-cell office:value-type="string" calcext:value-type="string">
            <text:p>S5 – Val</text:p>
          </table:table-cell>
          <table:table-cell office:value-type="string" calcext:value-type="string">
            <text:p>S5 – ST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1.99" calcext:value-type="float">
            <text:p>891.99</text:p>
          </table:table-cell>
          <table:table-cell table:formula="of:=[.H3]/891.99" office:value-type="float" office:value="1" calcext:value-type="float">
            <text:p>1</text:p>
          </table:table-cell>
          <table:table-cell table:formula="of:=10*LOG10([.I3])"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table:formula="of:=[.K3]/[.H3]" office:value-type="percentage" office:value="0.00634536261617283" calcext:value-type="percentage">
            <text:p>0.63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C3]+6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3.82" calcext:value-type="float">
            <text:p>783.82</text:p>
          </table:table-cell>
          <table:table-cell table:formula="of:=[.H4]/891.99" office:value-type="float" office:value="0.878731824347807" calcext:value-type="float">
            <text:p>0.8787318243</text:p>
          </table:table-cell>
          <table:table-cell table:formula="of:=10*LOG10([.I4])" office:value-type="float" office:value="-0.561436448080654" calcext:value-type="float">
            <text:p>-0.5614364481</text:p>
          </table:table-cell>
          <table:table-cell office:value-type="float" office:value="6.85" calcext:value-type="float">
            <text:p>6.85</text:p>
          </table:table-cell>
          <table:table-cell table:formula="of:=[.K4]/[.H4]" office:value-type="percentage" office:value="0.00873925135873032" calcext:value-type="percentage">
            <text:p>0.87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3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[.C4]+6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7.1" calcext:value-type="float">
            <text:p>527.1</text:p>
          </table:table-cell>
          <table:table-cell table:formula="of:=[.H5]/891.99" office:value-type="float" office:value="0.590925907241113" calcext:value-type="float">
            <text:p>0.5909259072</text:p>
          </table:table-cell>
          <table:table-cell table:formula="of:=10*LOG10([.I5])" office:value-type="float" office:value="-2.28466969361655" calcext:value-type="float">
            <text:p>-2.2846696936</text:p>
          </table:table-cell>
          <table:table-cell office:value-type="float" office:value="5.12" calcext:value-type="float">
            <text:p>5.12</text:p>
          </table:table-cell>
          <table:table-cell table:formula="of:=[.K5]/[.H5]" office:value-type="percentage" office:value="0.00971352684500095" calcext:value-type="percentage">
            <text:p>0.97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4]"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formula="of:=[.C5]+6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1.07" calcext:value-type="float">
            <text:p>391.07</text:p>
          </table:table-cell>
          <table:table-cell table:formula="of:=[.H6]/891.99" office:value-type="float" office:value="0.43842419758069" calcext:value-type="float">
            <text:p>0.4384241976</text:p>
          </table:table-cell>
          <table:table-cell table:formula="of:=10*LOG10([.I6])" office:value-type="float" office:value="-3.58105484209453" calcext:value-type="float">
            <text:p>-3.5810548421</text:p>
          </table:table-cell>
          <table:table-cell office:value-type="float" office:value="2.33" calcext:value-type="float">
            <text:p>2.33</text:p>
          </table:table-cell>
          <table:table-cell table:formula="of:=[.K6]/[.H6]" office:value-type="percentage" office:value="0.00595801263200962" calcext:value-type="percentage">
            <text:p>0.6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5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C6]+6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6.92" calcext:value-type="float">
            <text:p>326.92</text:p>
          </table:table-cell>
          <table:table-cell table:formula="of:=[.H7]/891.99" office:value-type="float" office:value="0.36650635096806" calcext:value-type="float">
            <text:p>0.366506351</text:p>
          </table:table-cell>
          <table:table-cell table:formula="of:=10*LOG10([.I7])" office:value-type="float" office:value="-4.3591849532985" calcext:value-type="float">
            <text:p>-4.3591849533</text:p>
          </table:table-cell>
          <table:table-cell office:value-type="float" office:value="2.49" calcext:value-type="float">
            <text:p>2.49</text:p>
          </table:table-cell>
          <table:table-cell table:formula="of:=[.K7]/[.H7]" office:value-type="percentage" office:value="0.00761654227333904" calcext:value-type="percentage">
            <text:p>0.76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6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[.C7]+6"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7.66" calcext:value-type="float">
            <text:p>267.66</text:p>
          </table:table-cell>
          <table:table-cell table:formula="of:=[.H8]/891.99" office:value-type="float" office:value="0.300070628594491" calcext:value-type="float">
            <text:p>0.3000706286</text:p>
          </table:table-cell>
          <table:table-cell table:formula="of:=10*LOG10([.I8])" office:value-type="float" office:value="-5.22776511951353" calcext:value-type="float">
            <text:p>-5.2277651195</text:p>
          </table:table-cell>
          <table:table-cell office:value-type="float" office:value="1.94" calcext:value-type="float">
            <text:p>1.94</text:p>
          </table:table-cell>
          <table:table-cell table:formula="of:=[.K8]/[.H8]" office:value-type="percentage" office:value="0.00724800119554659" calcext:value-type="percentage">
            <text:p>0.72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7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formula="of:=[.C8]+1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.41" calcext:value-type="float">
            <text:p>219.41</text:p>
          </table:table-cell>
          <table:table-cell table:formula="of:=[.H9]/891.99" office:value-type="float" office:value="0.24597809392482" calcext:value-type="float">
            <text:p>0.2459780939</text:p>
          </table:table-cell>
          <table:table-cell table:formula="of:=10*LOG10([.I9])" office:value-type="float" office:value="-6.09103568145355" calcext:value-type="float">
            <text:p>-6.0910356815</text:p>
          </table:table-cell>
          <table:table-cell office:value-type="float" office:value="1.3" calcext:value-type="float">
            <text:p>1.3</text:p>
          </table:table-cell>
          <table:table-cell table:formula="of:=[.K9]/[.H9]" office:value-type="percentage" office:value="0.00592498062987102" calcext:value-type="percentage">
            <text:p>0.5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8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formula="of:=[.C9]+12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.32" calcext:value-type="float">
            <text:p>189.32</text:p>
          </table:table-cell>
          <table:table-cell table:formula="of:=[.H10]/891.99" office:value-type="float" office:value="0.212244531889371" calcext:value-type="float">
            <text:p>0.2122445319</text:p>
          </table:table-cell>
          <table:table-cell table:formula="of:=10*LOG10([.I10])" office:value-type="float" office:value="-6.73163489780657" calcext:value-type="float">
            <text:p>-6.7316348978</text:p>
          </table:table-cell>
          <table:table-cell office:value-type="float" office:value="3.47" calcext:value-type="float">
            <text:p>3.47</text:p>
          </table:table-cell>
          <table:table-cell table:formula="of:=[.K10]/[.H10]" office:value-type="percentage" office:value="0.0183287555461652" calcext:value-type="percentage">
            <text:p>1.83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9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table:formula="of:=[.C10]+12"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.12" calcext:value-type="float">
            <text:p>156.12</text:p>
          </table:table-cell>
          <table:table-cell table:formula="of:=[.H11]/891.99" office:value-type="float" office:value="0.175024383681431" calcext:value-type="float">
            <text:p>0.1750243837</text:p>
          </table:table-cell>
          <table:table-cell table:formula="of:=10*LOG10([.I11])" office:value-type="float" office:value="-7.56901442967402" calcext:value-type="float">
            <text:p>-7.5690144297</text:p>
          </table:table-cell>
          <table:table-cell office:value-type="float" office:value="0.84" calcext:value-type="float">
            <text:p>0.84</text:p>
          </table:table-cell>
          <table:table-cell table:formula="of:=[.K11]/[.H11]" office:value-type="percentage" office:value="0.005380476556495" calcext:value-type="percentage">
            <text:p>0.54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0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formula="of:=[.C11]+12"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.81" calcext:value-type="float">
            <text:p>148.81</text:p>
          </table:table-cell>
          <table:table-cell table:formula="of:=[.H12]/891.99" office:value-type="float" office:value="0.166829224542876" calcext:value-type="float">
            <text:p>0.1668292245</text:p>
          </table:table-cell>
          <table:table-cell table:formula="of:=10*LOG10([.I12])" office:value-type="float" office:value="-7.7772786889032" calcext:value-type="float">
            <text:p>-7.7772786889</text:p>
          </table:table-cell>
          <table:table-cell office:value-type="float" office:value="2.32" calcext:value-type="float">
            <text:p>2.32</text:p>
          </table:table-cell>
          <table:table-cell table:formula="of:=[.K12]/[.H12]" office:value-type="percentage" office:value="0.0155903501108796" calcext:value-type="percentage">
            <text:p>1.56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1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formula="of:=[.C12]+12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.21" calcext:value-type="float">
            <text:p>130.21</text:p>
          </table:table-cell>
          <table:table-cell table:formula="of:=[.H13]/891.99" office:value-type="float" office:value="0.145976972836018" calcext:value-type="float">
            <text:p>0.1459769728</text:p>
          </table:table-cell>
          <table:table-cell table:formula="of:=10*LOG10([.I13])" office:value-type="float" office:value="-8.35715646674334" calcext:value-type="float">
            <text:p>-8.3571564667</text:p>
          </table:table-cell>
          <table:table-cell office:value-type="float" office:value="2.45" calcext:value-type="float">
            <text:p>2.45</text:p>
          </table:table-cell>
          <table:table-cell table:formula="of:=[.K13]/[.H13]" office:value-type="percentage" office:value="0.0188157591582828" calcext:value-type="percentage">
            <text:p>1.88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2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formula="of:=[.C13]+12"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H14]/891.99" office:value-type="float" office:value="0.1300463009675" calcext:value-type="float">
            <text:p>0.130046301</text:p>
          </table:table-cell>
          <table:table-cell table:formula="of:=10*LOG10([.I14])" office:value-type="float" office:value="-8.85901996349694" calcext:value-type="float">
            <text:p>-8.8590199635</text:p>
          </table:table-cell>
          <table:table-cell office:value-type="float" office:value="1.32" calcext:value-type="float">
            <text:p>1.32</text:p>
          </table:table-cell>
          <table:table-cell table:formula="of:=[.K14]/[.H14]" office:value-type="percentage" office:value="0.0113793103448276" calcext:value-type="percentage">
            <text:p>1.14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3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[.C14]+12"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H15]/891.99" office:value-type="float" office:value="0.116593235350172" calcext:value-type="float">
            <text:p>0.1165932354</text:p>
          </table:table-cell>
          <table:table-cell table:formula="of:=10*LOG10([.I15])" office:value-type="float" office:value="-9.33326646277833" calcext:value-type="float">
            <text:p>-9.3332664628</text:p>
          </table:table-cell>
          <table:table-cell office:value-type="float" office:value="0.48" calcext:value-type="float">
            <text:p>0.48</text:p>
          </table:table-cell>
          <table:table-cell table:formula="of:=[.K15]/[.H15]" office:value-type="percentage" office:value="0.00461538461538462" calcext:value-type="percentage">
            <text:p>0.46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4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[.C15]+12"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2.46" calcext:value-type="float">
            <text:p>92.46</text:p>
          </table:table-cell>
          <table:table-cell table:formula="of:=[.H16]/891.99" office:value-type="float" office:value="0.103655870581509" calcext:value-type="float">
            <text:p>0.1036558706</text:p>
          </table:table-cell>
          <table:table-cell table:formula="of:=10*LOG10([.I16])" office:value-type="float" office:value="-9.8440609647455" calcext:value-type="float">
            <text:p>-9.8440609647</text:p>
          </table:table-cell>
          <table:table-cell office:value-type="float" office:value="1.26" calcext:value-type="float">
            <text:p>1.26</text:p>
          </table:table-cell>
          <table:table-cell table:formula="of:=[.K16]/[.H16]" office:value-type="percentage" office:value="0.0136275146009085" calcext:value-type="percentage">
            <text:p>1.36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5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[.C16]+12"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.19" calcext:value-type="float">
            <text:p>80.19</text:p>
          </table:table-cell>
          <table:table-cell table:formula="of:=[.H17]/891.99" office:value-type="float" office:value="0.0899001109877913" calcext:value-type="float">
            <text:p>0.089900111</text:p>
          </table:table-cell>
          <table:table-cell table:formula="of:=10*LOG10([.I17])" office:value-type="float" office:value="-10.4623977210041" calcext:value-type="float">
            <text:p>-10.462397721</text:p>
          </table:table-cell>
          <table:table-cell office:value-type="float" office:value="0.72" calcext:value-type="float">
            <text:p>0.72</text:p>
          </table:table-cell>
          <table:table-cell table:formula="of:=[.K17]/[.H17]" office:value-type="percentage" office:value="0.00897867564534231" calcext:value-type="percentage">
            <text:p>0.9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6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[.C17]+12"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.34" calcext:value-type="float">
            <text:p>72.34</text:p>
          </table:table-cell>
          <table:table-cell table:formula="of:=[.H18]/891.99" office:value-type="float" office:value="0.0810995638964562" calcext:value-type="float">
            <text:p>0.0810995639</text:p>
          </table:table-cell>
          <table:table-cell table:formula="of:=10*LOG10([.I18])" office:value-type="float" office:value="-10.9098148115101" calcext:value-type="float">
            <text:p>-10.9098148115</text:p>
          </table:table-cell>
          <table:table-cell office:value-type="float" office:value="0.9" calcext:value-type="float">
            <text:p>0.9</text:p>
          </table:table-cell>
          <table:table-cell table:formula="of:=[.K18]/[.H18]" office:value-type="percentage" office:value="0.0124412496544097" calcext:value-type="percentage">
            <text:p>1.24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7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[.C18]+12" office:value-type="float" office:value="168" calcext:value-type="float">
            <text:p>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12" calcext:value-type="float">
            <text:p>60.12</text:p>
          </table:table-cell>
          <table:table-cell table:formula="of:=[.H19]/891.99" office:value-type="float" office:value="0.067399858742811" calcext:value-type="float">
            <text:p>0.0673998587</text:p>
          </table:table-cell>
          <table:table-cell table:formula="of:=10*LOG10([.I19])" office:value-type="float" office:value="-11.7134101366174" calcext:value-type="float">
            <text:p>-11.7134101366</text:p>
          </table:table-cell>
          <table:table-cell office:value-type="float" office:value="5.99" calcext:value-type="float">
            <text:p>5.99</text:p>
          </table:table-cell>
          <table:table-cell table:formula="of:=[.K19]/[.H19]" office:value-type="percentage" office:value="0.0996340652029275" calcext:value-type="percentage">
            <text:p>9.96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8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[.C19]+12" office:value-type="float" office:value="180" calcext:value-type="float">
            <text:p>1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21" calcext:value-type="float">
            <text:p>60.21</text:p>
          </table:table-cell>
          <table:table-cell table:formula="of:=[.H20]/891.99" office:value-type="float" office:value="0.067500756734941" calcext:value-type="float">
            <text:p>0.0675007567</text:p>
          </table:table-cell>
          <table:table-cell table:formula="of:=10*LOG10([.I20])" office:value-type="float" office:value="-11.7069135836947" calcext:value-type="float">
            <text:p>-11.7069135837</text:p>
          </table:table-cell>
          <table:table-cell office:value-type="float" office:value="0.68" calcext:value-type="float">
            <text:p>0.68</text:p>
          </table:table-cell>
          <table:table-cell table:formula="of:=[.K20]/[.H20]" office:value-type="percentage" office:value="0.0112938050157781" calcext:value-type="percentage">
            <text:p>1.13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19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[.C20]+12" office:value-type="float" office:value="192" calcext:value-type="float">
            <text:p>1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.28" calcext:value-type="float">
            <text:p>55.28</text:p>
          </table:table-cell>
          <table:table-cell table:formula="of:=[.H21]/891.99" office:value-type="float" office:value="0.0619737889438222" calcext:value-type="float">
            <text:p>0.0619737889</text:p>
          </table:table-cell>
          <table:table-cell table:formula="of:=10*LOG10([.I21])" office:value-type="float" office:value="-12.0779195121047" calcext:value-type="float">
            <text:p>-12.0779195121</text:p>
          </table:table-cell>
          <table:table-cell office:value-type="float" office:value="1.26" calcext:value-type="float">
            <text:p>1.26</text:p>
          </table:table-cell>
          <table:table-cell table:formula="of:=[.K21]/[.H21]" office:value-type="percentage" office:value="0.0227930535455861" calcext:value-type="percentage">
            <text:p>2.28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20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formula="of:=[.C21]+12" office:value-type="float" office:value="204" calcext:value-type="float">
            <text:p>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.78" calcext:value-type="float">
            <text:p>43.78</text:p>
          </table:table-cell>
          <table:table-cell table:formula="of:=[.H22]/891.99" office:value-type="float" office:value="0.0490812677272167" calcext:value-type="float">
            <text:p>0.0490812677</text:p>
          </table:table-cell>
          <table:table-cell table:formula="of:=10*LOG10([.I22])" office:value-type="float" office:value="-13.090842283447" calcext:value-type="float">
            <text:p>-13.0908422834</text:p>
          </table:table-cell>
          <table:table-cell office:value-type="float" office:value="0.69" calcext:value-type="float">
            <text:p>0.69</text:p>
          </table:table-cell>
          <table:table-cell table:formula="of:=[.K22]/[.H22]" office:value-type="percentage" office:value="0.0157606212882595" calcext:value-type="percentage">
            <text:p>1.58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21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[.C22]+12" office:value-type="float" office:value="216" calcext:value-type="float">
            <text:p>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43" calcext:value-type="float">
            <text:p>41.43</text:p>
          </table:table-cell>
          <table:table-cell table:formula="of:=[.H23]/891.99" office:value-type="float" office:value="0.0464467090438234" calcext:value-type="float">
            <text:p>0.046446709</text:p>
          </table:table-cell>
          <table:table-cell table:formula="of:=10*LOG10([.I23])" office:value-type="float" office:value="-13.3304505227832" calcext:value-type="float">
            <text:p>-13.3304505228</text:p>
          </table:table-cell>
          <table:table-cell office:value-type="float" office:value="2.29" calcext:value-type="float">
            <text:p>2.29</text:p>
          </table:table-cell>
          <table:table-cell table:formula="of:=[.K23]/[.H23]" office:value-type="percentage" office:value="0.0552739560704803" calcext:value-type="percentage">
            <text:p>5.53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22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[.C23]+12"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87" calcext:value-type="float">
            <text:p>35.87</text:p>
          </table:table-cell>
          <table:table-cell table:formula="of:=[.H24]/891.99" office:value-type="float" office:value="0.0402134553077949" calcext:value-type="float">
            <text:p>0.0402134553</text:p>
          </table:table-cell>
          <table:table-cell table:formula="of:=10*LOG10([.I24])" office:value-type="float" office:value="-13.9562860890065" calcext:value-type="float">
            <text:p>-13.956286089</text:p>
          </table:table-cell>
          <table:table-cell office:value-type="float" office:value="0.5" calcext:value-type="float">
            <text:p>0.5</text:p>
          </table:table-cell>
          <table:table-cell table:formula="of:=[.K24]/[.H24]" office:value-type="percentage" office:value="0.0139392249790912" calcext:value-type="percentage">
            <text:p>1.3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23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[.C24]+12"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32" calcext:value-type="float">
            <text:p>35.32</text:p>
          </table:table-cell>
          <table:table-cell table:formula="of:=[.H25]/891.99" office:value-type="float" office:value="0.0395968564670008" calcext:value-type="float">
            <text:p>0.0395968565</text:p>
          </table:table-cell>
          <table:table-cell table:formula="of:=10*LOG10([.I25])" office:value-type="float" office:value="-14.0233929067108" calcext:value-type="float">
            <text:p>-14.0233929067</text:p>
          </table:table-cell>
          <table:table-cell office:value-type="float" office:value="1.06" calcext:value-type="float">
            <text:p>1.06</text:p>
          </table:table-cell>
          <table:table-cell table:formula="of:=[.K25]/[.H25]" office:value-type="percentage" office:value="0.0300113250283126" calcext:value-type="percentage">
            <text:p>3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24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[.C25]+12" office:value-type="float" office:value="252" calcext:value-type="float">
            <text:p>2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91" calcext:value-type="float">
            <text:p>33.91</text:p>
          </table:table-cell>
          <table:table-cell table:formula="of:=[.H26]/891.99" office:value-type="float" office:value="0.0380161212569648" calcext:value-type="float">
            <text:p>0.0380161213</text:p>
          </table:table-cell>
          <table:table-cell table:formula="of:=10*LOG10([.I26])" office:value-type="float" office:value="-14.2003219579853" calcext:value-type="float">
            <text:p>-14.200321958</text:p>
          </table:table-cell>
          <table:table-cell office:value-type="float" office:value="1.66" calcext:value-type="float">
            <text:p>1.66</text:p>
          </table:table-cell>
          <table:table-cell table:formula="of:=[.K26]/[.H26]" office:value-type="percentage" office:value="0.0489531111766441" calcext:value-type="percentage">
            <text:p>4.9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25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C26]+12" office:value-type="float" office:value="264" calcext:value-type="float">
            <text:p>2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.41" calcext:value-type="float">
            <text:p>28.41</text:p>
          </table:table-cell>
          <table:table-cell table:formula="of:=[.H27]/891.99" office:value-type="float" office:value="0.031850132849023" calcext:value-type="float">
            <text:p>0.0318501328</text:p>
          </table:table-cell>
          <table:table-cell table:formula="of:=10*LOG10([.I27])" office:value-type="float" office:value="-14.9688875185368" calcext:value-type="float">
            <text:p>-14.9688875185</text:p>
          </table:table-cell>
          <table:table-cell office:value-type="float" office:value="0.94" calcext:value-type="float">
            <text:p>0.94</text:p>
          </table:table-cell>
          <table:table-cell table:formula="of:=[.K27]/[.H27]" office:value-type="percentage" office:value="0.033086941217881" calcext:value-type="percentage">
            <text:p>3.31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26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formula="of:=[.C27]+12" office:value-type="float" office:value="276" calcext:value-type="float">
            <text:p>2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formula="of:=[.H28]/891.99" office:value-type="float" office:value="0.0263455868339331" calcext:value-type="float">
            <text:p>0.0263455868</text:p>
          </table:table-cell>
          <table:table-cell table:formula="of:=10*LOG10([.I28])" office:value-type="float" office:value="-15.7929212330488" calcext:value-type="float">
            <text:p>-15.792921233</text:p>
          </table:table-cell>
          <table:table-cell office:value-type="float" office:value="1.03" calcext:value-type="float">
            <text:p>1.03</text:p>
          </table:table-cell>
          <table:table-cell table:formula="of:=[.K28]/[.H28]" office:value-type="percentage" office:value="0.0438297872340426" calcext:value-type="percentage">
            <text:p>4.38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27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formula="of:=[.C28]+12" office:value-type="float" office:value="288" calcext:value-type="float">
            <text:p>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formula="of:=[.H29]/891.99" office:value-type="float" office:value="0.0154710254599267" calcext:value-type="float">
            <text:p>0.0154710255</text:p>
          </table:table-cell>
          <table:table-cell table:formula="of:=10*LOG10([.I29])" office:value-type="float" office:value="-18.1048089917538" calcext:value-type="float">
            <text:p>-18.1048089918</text:p>
          </table:table-cell>
          <table:table-cell office:value-type="float" office:value="2.91" calcext:value-type="float">
            <text:p>2.91</text:p>
          </table:table-cell>
          <table:table-cell table:formula="of:=[.K29]/[.H29]" office:value-type="percentage" office:value="0.210869565217391" calcext:value-type="percentage">
            <text:p>21.0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R28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[.C29]+12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table:formula="of:=[.H30]/891.99" office:value-type="float" office:value="0.00735434253747239" calcext:value-type="float">
            <text:p>0.0073543425</text:p>
          </table:table-cell>
          <table:table-cell table:formula="of:=10*LOG10([.I30])" office:value-type="float" office:value="-21.3345614620095" calcext:value-type="float">
            <text:p>-21.334561462</text:p>
          </table:table-cell>
          <table:table-cell office:value-type="float" office:value="2.29" calcext:value-type="float">
            <text:p>2.29</text:p>
          </table:table-cell>
          <table:table-cell table:formula="of:=[.K30]/[.H30]" office:value-type="percentage" office:value="0.349085365853658" calcext:value-type="percentage">
            <text:p>34.91%</text:p>
          </table:table-cell>
          <table:table-cell office:value-type="float" office:value="4.05" calcext:value-type="float">
            <text:p>4.05</text:p>
          </table:table-cell>
          <table:table-cell office:value-type="float" office:value="0.44" calcext:value-type="float">
            <text:p>0.44</text:p>
          </table:table-cell>
          <table:table-cell office:value-type="float" office:value="4.47" calcext:value-type="float">
            <text:p>4.47</text:p>
          </table:table-cell>
          <table:table-cell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formula="of:=[.C30]+12"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07" calcext:value-type="float">
            <text:p>4.07</text:p>
          </table:table-cell>
          <table:table-cell table:formula="of:=[.H31]/891.99" office:value-type="float" office:value="0.00456283142187693" calcext:value-type="float">
            <text:p>0.0045628314</text:p>
          </table:table-cell>
          <table:table-cell table:formula="of:=10*LOG10([.I31])" office:value-type="float" office:value="-23.4076557635139" calcext:value-type="float">
            <text:p>-23.4076557635</text:p>
          </table:table-cell>
          <table:table-cell office:value-type="float" office:value="0.43" calcext:value-type="float">
            <text:p>0.43</text:p>
          </table:table-cell>
          <table:table-cell table:formula="of:=[.K31]/[.H31]" office:value-type="percentage" office:value="0.105651105651106" calcext:value-type="percentage">
            <text:p>10.57%</text:p>
          </table:table-cell>
          <table:table-cell office:value-type="float" office:value="4.39" calcext:value-type="float">
            <text:p>4.39</text:p>
          </table:table-cell>
          <table:table-cell office:value-type="float" office:value="1.12" calcext:value-type="float">
            <text:p>1.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Range Plot - Light" table:style-name="ta1">
        <table:shapes>
          <draw:frame draw:z-index="0" draw:style-name="gr1" draw:text-style-name="P1" svg:width="825.22pt" svg:height="489.29pt" svg:x="6.43pt" svg:y="13.21pt">
            <loext:p draw:notify-on-update-of-ranges="'Raw Data - Light'.C3:'Raw Data - Light'.C31 'Raw Data - Light'.H3:'Raw Data - Light'.H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TD Plot - Light" table:style-name="ta1">
        <table:shapes>
          <draw:frame draw:z-index="0" draw:style-name="gr1" draw:text-style-name="P1" svg:width="707.61pt" svg:height="442.86pt" svg:x="64.03pt" svg:y="25.63pt">
            <loext:p draw:notify-on-update-of-ranges="'Raw Data - Light'.C3:'Raw Data - Light'.C31 'Raw Data - Light'.L3:'Raw Data - Light'.L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Raw Data Dark" table:style-name="ta1">
        <table:shapes>
          <draw:frame draw:z-index="0" draw:style-name="gr1" draw:text-style-name="P1" svg:width="453.51pt" svg:height="255.09pt" svg:x="988.1pt" svg:y="0pt">
            <loext:p draw:notify-on-update-of-ranges="'Raw Data Dark'.C4:'Raw Data Dark'.C16 'Raw Data Dark'.H4:'Raw Data Dark'.H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69pt" svg:height="254.89pt" svg:x="940.45pt" svg:y="407.03pt">
            <loext:p draw:notify-on-update-of-ranges="'Raw Data Dark'.C21:'Raw Data Dark'.C24 'Raw Data Dark'.H21:'Raw Data Dark'.H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579.12pt" svg:y="400.9pt">
            <loext:p draw:notify-on-update-of-ranges="'Raw Data Dark'.C21:'Raw Data Dark'.C24 'Raw Data Dark'.K21:'Raw Data Dark'.K2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71.3pt" svg:height="364.34pt" svg:x="267.73pt" svg:y="225.18pt">
            <loext:p draw:notify-on-update-of-ranges="'Raw Data Dark'.C21:'Raw Data Dark'.C24 'Raw Data Dark'.L21:'Raw Data Dark'.L2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LUX – Beacon</text:p>
          </table:table-cell>
          <table:table-cell office:value-type="string" calcext:value-type="string">
            <text:p>Lux - <text:s/>Sensor</text:p>
          </table:table-cell>
          <table:table-cell office:value-type="string" calcext:value-type="string">
            <text:p>Range(in)</text:p>
          </table:table-cell>
          <table:table-cell office:value-type="string" calcext:value-type="string">
            <text:p>S1 – Val</text:p>
          </table:table-cell>
          <table:table-cell office:value-type="string" calcext:value-type="string">
            <text:p>S1 – STD</text:p>
          </table:table-cell>
          <table:table-cell office:value-type="string" calcext:value-type="string">
            <text:p>S2 – Val</text:p>
          </table:table-cell>
          <table:table-cell office:value-type="string" calcext:value-type="string">
            <text:p>S2 – STD</text:p>
          </table:table-cell>
          <table:table-cell office:value-type="string" calcext:value-type="string">
            <text:p>S3 – Val</text:p>
          </table:table-cell>
          <table:table-cell office:value-type="string" calcext:value-type="string">
            <text:p>S3 – STD</text:p>
          </table:table-cell>
          <table:table-cell table:style-name="Default" office:value-type="string" calcext:value-type="string">
            <text:p>S3 – STD%</text:p>
          </table:table-cell>
          <table:table-cell office:value-type="string" calcext:value-type="string">
            <text:p>S4 – Val</text:p>
          </table:table-cell>
          <table:table-cell office:value-type="string" calcext:value-type="string">
            <text:p>S4 – STD</text:p>
          </table:table-cell>
          <table:table-cell office:value-type="string" calcext:value-type="string">
            <text:p>S5 – Val</text:p>
          </table:table-cell>
          <table:table-cell office:value-type="string" calcext:value-type="string">
            <text:p>S5 – ST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0.11" calcext:value-type="float">
            <text:p>900.11</text:p>
          </table:table-cell>
          <table:table-cell office:value-type="float" office:value="5.32" calcext:value-type="float">
            <text:p>5.32</text:p>
          </table:table-cell>
          <table:table-cell table:formula="of:=[.I3]/[.H3]" office:value-type="percentage" office:value="0.0059103887302663" calcext:value-type="percentage">
            <text:p>0.5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3]+6"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8.83" calcext:value-type="float">
            <text:p>848.83</text:p>
          </table:table-cell>
          <table:table-cell office:value-type="float" office:value="4.28" calcext:value-type="float">
            <text:p>4.28</text:p>
          </table:table-cell>
          <table:table-cell table:formula="of:=[.I4]/[.H4]" office:value-type="percentage" office:value="0.00504223460528021" calcext:value-type="percentage">
            <text:p>0.5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4]+6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52.48" calcext:value-type="float">
            <text:p>552.48</text:p>
          </table:table-cell>
          <table:table-cell office:value-type="float" office:value="3.76" calcext:value-type="float">
            <text:p>3.76</text:p>
          </table:table-cell>
          <table:table-cell table:formula="of:=[.I5]/[.H5]" office:value-type="percentage" office:value="0.0068056762235737" calcext:value-type="percentage">
            <text:p>0.68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5]+6"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.34" calcext:value-type="float">
            <text:p>394.34</text:p>
          </table:table-cell>
          <table:table-cell office:value-type="float" office:value="2.07" calcext:value-type="float">
            <text:p>2.07</text:p>
          </table:table-cell>
          <table:table-cell table:formula="of:=[.I6]/[.H6]" office:value-type="percentage" office:value="0.00524927727341888" calcext:value-type="percentage">
            <text:p>0.52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6]+6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0.39" calcext:value-type="float">
            <text:p>310.39</text:p>
          </table:table-cell>
          <table:table-cell office:value-type="float" office:value="2.39" calcext:value-type="float">
            <text:p>2.39</text:p>
          </table:table-cell>
          <table:table-cell table:formula="of:=[.I7]/[.H7]" office:value-type="percentage" office:value="0.00769999033474017" calcext:value-type="percentage">
            <text:p>0.77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7]+6"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5.76" calcext:value-type="float">
            <text:p>245.76</text:p>
          </table:table-cell>
          <table:table-cell office:value-type="float" office:value="1.82" calcext:value-type="float">
            <text:p>1.82</text:p>
          </table:table-cell>
          <table:table-cell table:formula="of:=[.I8]/[.H8]" office:value-type="percentage" office:value="0.00740559895833333" calcext:value-type="percentage">
            <text:p>0.74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8]+1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2.88" calcext:value-type="float">
            <text:p>172.88</text:p>
          </table:table-cell>
          <table:table-cell office:value-type="float" office:value="1.33" calcext:value-type="float">
            <text:p>1.33</text:p>
          </table:table-cell>
          <table:table-cell table:formula="of:=[.I9]/[.H9]" office:value-type="percentage" office:value="0.00769319759370662" calcext:value-type="percentage">
            <text:p>0.77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9]+12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.1" calcext:value-type="float">
            <text:p>132.1</text:p>
          </table:table-cell>
          <table:table-cell office:value-type="float" office:value="0.79" calcext:value-type="float">
            <text:p>0.79</text:p>
          </table:table-cell>
          <table:table-cell table:formula="of:=[.I10]/[.H10]" office:value-type="percentage" office:value="0.00598031794095382" calcext:value-type="percentage">
            <text:p>0.6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10]+12"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.05" calcext:value-type="float">
            <text:p>99.05</text:p>
          </table:table-cell>
          <table:table-cell office:value-type="float" office:value="1.36" calcext:value-type="float">
            <text:p>1.36</text:p>
          </table:table-cell>
          <table:table-cell table:formula="of:=[.I11]/[.H11]" office:value-type="percentage" office:value="0.0137304391721353" calcext:value-type="percentage">
            <text:p>1.37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11]+12"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.96" calcext:value-type="float">
            <text:p>75.96</text:p>
          </table:table-cell>
          <table:table-cell office:value-type="float" office:value="0.42" calcext:value-type="float">
            <text:p>0.42</text:p>
          </table:table-cell>
          <table:table-cell table:formula="of:=[.I12]/[.H12]" office:value-type="percentage" office:value="0.00552922590837283" calcext:value-type="percentage">
            <text:p>0.55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12]+12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67" calcext:value-type="float">
            <text:p>48.67</text:p>
          </table:table-cell>
          <table:table-cell office:value-type="float" office:value="1.5" calcext:value-type="float">
            <text:p>1.5</text:p>
          </table:table-cell>
          <table:table-cell table:formula="of:=[.I13]/[.H13]" office:value-type="percentage" office:value="0.0308198068625437" calcext:value-type="percentage">
            <text:p>3.08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13]+12"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45" calcext:value-type="float">
            <text:p>27.45</text:p>
          </table:table-cell>
          <table:table-cell office:value-type="float" office:value="0.98" calcext:value-type="float">
            <text:p>0.98</text:p>
          </table:table-cell>
          <table:table-cell table:formula="of:=[.I14]/[.H14]" office:value-type="percentage" office:value="0.0357012750455373" calcext:value-type="percentage">
            <text:p>3.57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14]+12" office:value-type="float" office:value="120" calcext:value-type="float">
            <text:p>120</text:p>
          </table:table-cell>
          <table:table-cell office:value-type="float" office:value="3.16" calcext:value-type="float">
            <text:p>3.16</text:p>
          </table:table-cell>
          <table:table-cell office:value-type="float" office:value="1.44" calcext:value-type="float">
            <text:p>1.44</text:p>
          </table:table-cell>
          <table:table-cell office:value-type="float" office:value="3.16" calcext:value-type="float">
            <text:p>3.16</text:p>
          </table:table-cell>
          <table:table-cell office:value-type="float" office:value="1.44" calcext:value-type="float">
            <text:p>1.44</text:p>
          </table:table-cell>
          <table:table-cell office:value-type="float" office:value="7.09" calcext:value-type="float">
            <text:p>7.09</text:p>
          </table:table-cell>
          <table:table-cell office:value-type="float" office:value="5.19" calcext:value-type="float">
            <text:p>5.19</text:p>
          </table:table-cell>
          <table:table-cell table:formula="of:=[.I15]/[.H15]" office:value-type="percentage" office:value="0.732016925246827" calcext:value-type="percentage">
            <text:p>73.20%</text:p>
          </table:table-cell>
          <table:table-cell office:value-type="float" office:value="5.75" calcext:value-type="float">
            <text:p>5.75</text:p>
          </table:table-cell>
          <table:table-cell office:value-type="float" office:value="3.242" calcext:value-type="float">
            <text:p>3.242</text:p>
          </table:table-cell>
          <table:table-cell office:value-type="float" office:value="3.16" calcext:value-type="float">
            <text:p>3.16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15]+12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I16]/[.H16]" office:value-type="percentage" office:value="0" calcext:value-type="percentage">
            <text:p>0.00%</text:p>
          </table:table-cell>
          <table:table-cell office:value-type="float" office:value="4.17" calcext:value-type="float">
            <text:p>4.17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LUX – Beacon</text:p>
          </table:table-cell>
          <table:table-cell office:value-type="string" calcext:value-type="string">
            <text:p>Lux - <text:s/>Sensor</text:p>
          </table:table-cell>
          <table:table-cell office:value-type="string" calcext:value-type="string">
            <text:p>Range(in)</text:p>
          </table:table-cell>
          <table:table-cell office:value-type="string" calcext:value-type="string">
            <text:p>S1 – Val</text:p>
          </table:table-cell>
          <table:table-cell office:value-type="string" calcext:value-type="string">
            <text:p>S1 – STD</text:p>
          </table:table-cell>
          <table:table-cell office:value-type="string" calcext:value-type="string">
            <text:p>S2 – Val</text:p>
          </table:table-cell>
          <table:table-cell office:value-type="string" calcext:value-type="string">
            <text:p>S2 – STD</text:p>
          </table:table-cell>
          <table:table-cell office:value-type="string" calcext:value-type="string">
            <text:p>S3 – Val</text:p>
          </table:table-cell>
          <table:table-cell office:value-type="string" calcext:value-type="string">
            <text:p>S3 – STD</text:p>
          </table:table-cell>
          <table:table-cell table:style-name="Default" office:value-type="string" calcext:value-type="string">
            <text:p>S3 – STD%</text:p>
          </table:table-cell>
          <table:table-cell table:number-columns-repeated="2"/>
          <table:table-cell office:value-type="string" calcext:value-type="string">
            <text:p>S4 – Val</text:p>
          </table:table-cell>
          <table:table-cell office:value-type="string" calcext:value-type="string">
            <text:p>S4 – STD</text:p>
          </table:table-cell>
          <table:table-cell office:value-type="string" calcext:value-type="string">
            <text:p>S5 – Val</text:p>
          </table:table-cell>
          <table:table-cell office:value-type="string" calcext:value-type="string">
            <text:p>S5 – STD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3.68" calcext:value-type="float">
            <text:p>893.68</text:p>
          </table:table-cell>
          <table:table-cell office:value-type="float" office:value="4.73" calcext:value-type="float">
            <text:p>4.73</text:p>
          </table:table-cell>
          <table:table-cell table:formula="of:=[.I20]/[.H20]" office:value-type="percentage" office:value="0.00529272222719542" calcext:value-type="percentage">
            <text:p>0.53%</text:p>
          </table:table-cell>
          <table:table-cell table:formula="of:=[.H20]/893.68" office:value-type="float" office:value="1" calcext:value-type="float">
            <text:p>1</text:p>
          </table:table-cell>
          <table:table-cell table:formula="of:=10*LOG10([.K2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90.89" calcext:value-type="float">
            <text:p>890.89</text:p>
          </table:table-cell>
          <table:table-cell office:value-type="float" office:value="5.38" calcext:value-type="float">
            <text:p>5.38</text:p>
          </table:table-cell>
          <table:table-cell table:formula="of:=[.I21]/[.H21]" office:value-type="percentage" office:value="0.00603890491530941" calcext:value-type="percentage">
            <text:p>0.60%</text:p>
          </table:table-cell>
          <table:table-cell table:formula="of:=[.H21]/893.68" office:value-type="float" office:value="0.996878077164086" calcext:value-type="float">
            <text:p>0.9968780772</text:p>
          </table:table-cell>
          <table:table-cell table:formula="of:=10*LOG10([.K21])" office:value-type="float" office:value="-0.013579546800844" calcext:value-type="float">
            <text:p>-0.0135795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89" calcext:value-type="float">
            <text:p>28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2.41" calcext:value-type="float">
            <text:p>622.41</text:p>
          </table:table-cell>
          <table:table-cell office:value-type="float" office:value="3.61" calcext:value-type="float">
            <text:p>3.61</text:p>
          </table:table-cell>
          <table:table-cell table:formula="of:=[.I22]/[.H22]" office:value-type="percentage" office:value="0.0058000353464758" calcext:value-type="percentage">
            <text:p>0.58%</text:p>
          </table:table-cell>
          <table:table-cell table:formula="of:=[.H22]/893.68" office:value-type="float" office:value="0.69645734491093" calcext:value-type="float">
            <text:p>0.6964573449</text:p>
          </table:table-cell>
          <table:table-cell table:formula="of:=10*LOG10([.K22])" office:value-type="float" office:value="-1.57105477139633" calcext:value-type="float">
            <text:p>-1.5710547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72" calcext:value-type="float">
            <text:p>272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3.17" calcext:value-type="float">
            <text:p>323.17</text:p>
          </table:table-cell>
          <table:table-cell office:value-type="float" office:value="1.93" calcext:value-type="float">
            <text:p>1.93</text:p>
          </table:table-cell>
          <table:table-cell table:formula="of:=[.I23]/[.H23]" office:value-type="percentage" office:value="0.00597208899340904" calcext:value-type="percentage">
            <text:p>0.60%</text:p>
          </table:table-cell>
          <table:table-cell table:formula="of:=[.H23]/893.68" office:value-type="float" office:value="0.361617133649629" calcext:value-type="float">
            <text:p>0.3616171336</text:p>
          </table:table-cell>
          <table:table-cell table:formula="of:=10*LOG10([.K23])" office:value-type="float" office:value="-4.41751000560599" calcext:value-type="float">
            <text:p>-4.41751000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2" calcext:value-type="float">
            <text:p>272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3.37" calcext:value-type="float">
            <text:p>163.37</text:p>
          </table:table-cell>
          <table:table-cell office:value-type="float" office:value="1.17" calcext:value-type="float">
            <text:p>1.17</text:p>
          </table:table-cell>
          <table:table-cell table:formula="of:=[.I24]/[.H24]" office:value-type="percentage" office:value="0.00716165758707229" calcext:value-type="percentage">
            <text:p>0.72%</text:p>
          </table:table-cell>
          <table:table-cell table:formula="of:=[.H24]/893.68" office:value-type="float" office:value="0.182805926058544" calcext:value-type="float">
            <text:p>0.1828059261</text:p>
          </table:table-cell>
          <table:table-cell table:formula="of:=10*LOG10([.K24])" office:value-type="float" office:value="-7.38009729757497" calcext:value-type="float">
            <text:p>-7.38009729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'Raw Data - Light'.D35:'Raw Data - Light'.D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2:07:16.1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0:32:24.468000000</meta:creation-date>
    <dc:date>2016-07-20T06:56:29.196000000</dc:date>
    <meta:editing-duration>PT10H36M30S</meta:editing-duration>
    <meta:editing-cycles>98</meta:editing-cycles>
    <meta:generator>LibreOffice/5.1.3.2$Windows_x86 LibreOffice_project/644e4637d1d8544fd9f56425bd6cec110e49301b</meta:generator>
    <meta:document-statistic meta:table-count="4" meta:cell-count="88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Raw Data Dark'.C4:'Raw Data Dark'.C16 'Raw Data Dark'.H4:'Raw Data Dark'.H16" svg:x="0.32cm" svg:y="0.18cm" svg:width="15.36cm" svg:height="8.64cm">
          <chartooo:coordinate-region svg:x="1.181cm" svg:y="0.378cm" svg:width="14.192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w Data Dark'.H4:'Raw Data Dark'.H16" chart:class="chart:scatter">
            <chart:domain table:cell-range-address="'Raw Data Dark'.C4:'Raw Data Dark'.C16"/>
            <chart:regression-curve chart:style-name="ch6">
              <chart:equation chart:display-equation="true" chart:display-r-square="true" svg:x="2.669cm" svg:y="0.338cm"/>
            </chart:regression-curve>
            <chart:data-point chart:repeated="4"/>
            <chart:data-point chart:style-name="ch7" chart:repeated="2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Raw Data Dark'.C4:'Raw Data Dark'.C16</svg:desc>
                </draw:g>
              </table:table-cell>
              <table:table-cell office:value-type="float" office:value="848.83">
                <text:p>848.83</text:p>
                <draw:g>
                  <svg:desc>'Raw Data Dark'.H4:'Raw Data Dark'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552.48">
                <text:p>552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94.34">
                <text:p>394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10.39">
                <text:p>310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45.76">
                <text:p>245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172.88">
                <text:p>172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99.05">
                <text:p>99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75.96">
                <text:p>75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48.67">
                <text:p>48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">
                <text:p>108</text:p>
              </table:table-cell>
              <table:table-cell office:value-type="float" office:value="27.45">
                <text:p>27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7.09">
                <text:p>7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113cm" svg:height="17.262cm" xlink:href=".." xlink:type="simple" chart:class="chart:scatter" chart:style-name="ch1">
        <chart:title svg:x="13.355cm" svg:y="0.481cm" chart:style-name="ch2">
          <text:p>Range Plot</text:p>
        </chart:title>
        <chart:plot-area chart:style-name="ch3" table:cell-range-address="'Raw Data - Light'.C3:'Raw Data - Light'.C31 'Raw Data - Light'.H3:'Raw Data - Light'.H31" svg:x="1.579cm" svg:y="1.623cm" svg:width="26.952cm" svg:height="14.327cm">
          <chartooo:coordinate-region svg:x="2.44cm" svg:y="1.821cm" svg:width="25.581cm" svg:height="13.485cm"/>
          <chart:axis chart:dimension="x" chart:name="primary-x" chart:style-name="ch4">
            <chart:title svg:x="14.255cm" svg:y="16.295cm" chart:style-name="ch5">
              <text:p>Range (in)</text:p>
            </chart:title>
          </chart:axis>
          <chart:axis chart:dimension="y" chart:name="primary-y" chart:style-name="ch4">
            <chart:title svg:x="0.451cm" svg:y="10.215cm" chart:style-name="ch6">
              <text:p>Power(10 bit value)</text:p>
            </chart:title>
            <chart:grid chart:style-name="ch7" chart:class="major"/>
          </chart:axis>
          <chart:series chart:style-name="ch8" chart:values-cell-range-address="'Raw Data - Light'.H3:'Raw Data - Light'.H31" chart:class="chart:scatter">
            <chart:domain table:cell-range-address="'Raw Data - Light'.C3:'Raw Data - Light'.C31"/>
            <chart:regression-curve chart:style-name="ch9">
              <chart:equation chart:display-equation="true" chart:display-r-square="true" svg:x="6.794cm" svg:y="2.143cm"/>
            </chart:regression-curve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Raw Data - Light'.C3:'Raw Data - Light'.C31</svg:desc>
                </draw:g>
              </table:table-cell>
              <table:table-cell office:value-type="float" office:value="891.99">
                <text:p>891.99</text:p>
                <draw:g>
                  <svg:desc>'Raw Data - Light'.H3:'Raw Data - Light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83.82">
                <text:p>783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527.1">
                <text:p>52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91.07">
                <text:p>391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26.92">
                <text:p>326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67.66">
                <text:p>267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219.41">
                <text:p>219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89.32">
                <text:p>189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156.12">
                <text:p>156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148.81">
                <text:p>148.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130.21">
                <text:p>130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">
                <text:p>132</text:p>
              </table:table-cell>
              <table:table-cell office:value-type="float" office:value="92.46">
                <text:p>92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80.19">
                <text:p>80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">
                <text:p>156</text:p>
              </table:table-cell>
              <table:table-cell office:value-type="float" office:value="72.34">
                <text:p>72.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60.12">
                <text:p>60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60.21">
                <text:p>60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55.28">
                <text:p>55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43.78">
                <text:p>43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">
                <text:p>228</text:p>
              </table:table-cell>
              <table:table-cell office:value-type="float" office:value="35.87">
                <text:p>35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35.32">
                <text:p>35.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">
                <text:p>252</text:p>
              </table:table-cell>
              <table:table-cell office:value-type="float" office:value="33.91">
                <text:p>33.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4">
                <text:p>264</text:p>
              </table:table-cell>
              <table:table-cell office:value-type="float" office:value="28.41">
                <text:p>28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">
                <text:p>27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">
                <text:p>28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">
                <text:p>300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">
                <text:p>312</text:p>
              </table:table-cell>
              <table:table-cell office:value-type="float" office:value="4.07">
                <text:p>4.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64cm" svg:height="15.624cm" xlink:href=".." xlink:type="simple" chart:class="chart:scatter" chart:style-name="ch1">
        <chart:title svg:x="10.037cm" svg:y="0.448cm" chart:style-name="ch2">
          <text:p>Standard Deviation Plot</text:p>
        </chart:title>
        <chart:plot-area chart:style-name="ch3" table:cell-range-address="'Raw Data - Light'.C3:'Raw Data - Light'.C31 'Raw Data - Light'.L3:'Raw Data - Light'.L31" svg:x="1.496cm" svg:y="1.557cm" svg:width="22.969cm" svg:height="12.788cm">
          <chartooo:coordinate-region svg:x="2.979cm" svg:y="1.755cm" svg:width="21.179cm" svg:height="11.946cm"/>
          <chart:axis chart:dimension="x" chart:name="primary-x" chart:style-name="ch4">
            <chart:title svg:x="12.18cm" svg:y="14.657cm" chart:style-name="ch5">
              <text:p>Range (in)</text:p>
            </chart:title>
          </chart:axis>
          <chart:axis chart:dimension="y" chart:name="primary-y" chart:style-name="ch6">
            <chart:title svg:x="0.451cm" svg:y="9.888cm" chart:style-name="ch7">
              <text:p>STD Dev./Measures Value</text:p>
            </chart:title>
            <chart:grid chart:style-name="ch8" chart:class="major"/>
          </chart:axis>
          <chart:series chart:style-name="ch9" chart:values-cell-range-address="'Raw Data - Light'.L3:'Raw Data - Light'.L31" chart:class="chart:scatter">
            <chart:domain table:cell-range-address="'Raw Data - Light'.C3:'Raw Data - Light'.C31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Raw Data - Light'.C3:'Raw Data - Light'.C31</svg:desc>
                </draw:g>
              </table:table-cell>
              <table:table-cell office:value-type="float" office:value="0.00634536261617283">
                <text:p>0.00634536261617283</text:p>
                <draw:g>
                  <svg:desc>'Raw Data - Light'.L3:'Raw Data - Light'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00873925135873032">
                <text:p>0.00873925135873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00971352684500095">
                <text:p>0.009713526845000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00595801263200962">
                <text:p>0.00595801263200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00761654227333904">
                <text:p>0.00761654227333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.00724800119554659">
                <text:p>0.00724800119554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0.00592498062987102">
                <text:p>0.00592498062987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0.0183287555461652">
                <text:p>0.0183287555461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005380476556495">
                <text:p>0.005380476556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0.0155903501108796">
                <text:p>0.0155903501108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0.0188157591582828">
                <text:p>0.0188157591582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0.0113793103448276">
                <text:p>0.0113793103448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00461538461538462">
                <text:p>0.00461538461538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">
                <text:p>132</text:p>
              </table:table-cell>
              <table:table-cell office:value-type="float" office:value="0.0136275146009085">
                <text:p>0.0136275146009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0.00897867564534231">
                <text:p>0.00897867564534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">
                <text:p>156</text:p>
              </table:table-cell>
              <table:table-cell office:value-type="float" office:value="0.0124412496544097">
                <text:p>0.0124412496544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0.0996340652029275">
                <text:p>0.0996340652029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112938050157781">
                <text:p>0.0112938050157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0.0227930535455861">
                <text:p>0.0227930535455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0.0157606212882595">
                <text:p>0.01576062128825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0.0552739560704803">
                <text:p>0.0552739560704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">
                <text:p>228</text:p>
              </table:table-cell>
              <table:table-cell office:value-type="float" office:value="0.0139392249790912">
                <text:p>0.01393922497909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0.0300113250283126">
                <text:p>0.03001132502831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">
                <text:p>252</text:p>
              </table:table-cell>
              <table:table-cell office:value-type="float" office:value="0.0489531111766441">
                <text:p>0.0489531111766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4">
                <text:p>264</text:p>
              </table:table-cell>
              <table:table-cell office:value-type="float" office:value="0.033086941217881">
                <text:p>0.033086941217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">
                <text:p>276</text:p>
              </table:table-cell>
              <table:table-cell office:value-type="float" office:value="0.0438297872340426">
                <text:p>0.0438297872340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">
                <text:p>288</text:p>
              </table:table-cell>
              <table:table-cell office:value-type="float" office:value="0.210869565217391">
                <text:p>0.210869565217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">
                <text:p>300</text:p>
              </table:table-cell>
              <table:table-cell office:value-type="float" office:value="0.349085365853658">
                <text:p>0.349085365853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">
                <text:p>312</text:p>
              </table:table-cell>
              <table:table-cell office:value-type="float" office:value="0.105651105651106">
                <text:p>0.1056511056511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6cm" svg:height="8.993cm" xlink:href=".." xlink:type="simple" chart:class="chart:scatter" chart:style-name="ch1">
        <chart:plot-area chart:style-name="ch2" table:cell-range-address="'Raw Data Dark'.C21:'Raw Data Dark'.C24 'Raw Data Dark'.H21:'Raw Data Dark'.H24" svg:x="0.32cm" svg:y="0.179cm" svg:width="15.366cm" svg:height="8.635cm">
          <chartooo:coordinate-region svg:x="1.181cm" svg:y="0.377cm" svg:width="13.996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w Data Dark'.H21:'Raw Data Dark'.H24" chart:class="chart:scatter">
            <chart:domain table:cell-range-address="'Raw Data Dark'.C21:'Raw Data Dark'.C24"/>
            <chart:regression-curve chart:style-name="ch6">
              <chart:equation chart:display-equation="true" chart:display-r-square="true"/>
            </chart:regression-curve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Raw Data Dark'.C21:'Raw Data Dark'.C24</svg:desc>
                </draw:g>
              </table:table-cell>
              <table:table-cell office:value-type="float" office:value="890.89">
                <text:p>890.89</text:p>
                <draw:g>
                  <svg:desc>'Raw Data Dark'.H21:'Raw Data Dark'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622.41">
                <text:p>622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323.17">
                <text:p>323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163.37">
                <text:p>163.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3cm" svg:y="3.955cm" style:legend-expansion="high" chart:style-name="ch2"/>
        <chart:plot-area chart:style-name="ch3" table:cell-range-address="'Raw Data Dark'.C21:'Raw Data Dark'.C24 'Raw Data Dark'.K21:'Raw Data Dark'.K24" svg:x="0.32cm" svg:y="0.18cm" svg:width="11.133cm" svg:height="8.64cm">
          <chartooo:coordinate-region svg:x="1.079cm" svg:y="0.379cm" svg:width="10.06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w Data Dark'.K21:'Raw Data Dark'.K24" chart:class="chart:scatter">
            <chart:domain table:cell-range-address="'Raw Data Dark'.C21:'Raw Data Dark'.C24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Raw Data Dark'.C21:'Raw Data Dark'.C24</svg:desc>
                </draw:g>
              </table:table-cell>
              <table:table-cell office:value-type="float" office:value="0.996878077164086">
                <text:p>0.996878077164086</text:p>
                <draw:g>
                  <svg:desc>'Raw Data Dark'.K21:'Raw Data Dark'.K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0.69645734491093">
                <text:p>0.69645734491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0.361617133649629">
                <text:p>0.361617133649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0.182805926058544">
                <text:p>0.1828059260585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13cm" svg:y="3.955cm" style:legend-expansion="high" chart:style-name="ch2"/>
        <chart:plot-area chart:style-name="ch3" table:cell-range-address="'Raw Data - Light'.C3:'Raw Data - Light'.C31 'Raw Data - Light'.I3:'Raw Data - Light'.I31" svg:x="0.32cm" svg:y="0.18cm" svg:width="11.273cm" svg:height="8.64cm">
          <chartooo:coordinate-region svg:x="1.079cm" svg:y="0.379cm" svg:width="10.207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w Data - Light'.I3:'Raw Data - Light'.I31" chart:class="chart:scatter">
            <chart:domain table:cell-range-address="'Raw Data - Light'.C3:'Raw Data - Light'.C31"/>
            <chart:regression-curve chart:style-name="ch7">
              <chart:equation chart:display-equation="true" chart:display-r-square="true"/>
            </chart:regression-curve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Raw Data - Light'.C3:'Raw Data - Light'.C31</svg:desc>
                </draw:g>
              </table:table-cell>
              <table:table-cell office:value-type="float" office:value="1">
                <text:p>1</text:p>
                <draw:g>
                  <svg:desc>'Raw Data - Light'.I3:'Raw Data - Light'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878731824347807">
                <text:p>0.878731824347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590925907241113">
                <text:p>0.590925907241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0.43842419758069">
                <text:p>0.43842419758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36650635096806">
                <text:p>0.36650635096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0.300070628594491">
                <text:p>0.300070628594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0.24597809392482">
                <text:p>0.24597809392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0.212244531889371">
                <text:p>0.212244531889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0.175024383681431">
                <text:p>0.175024383681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0.166829224542876">
                <text:p>0.166829224542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0.145976972836018">
                <text:p>0.145976972836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0.1300463009675">
                <text:p>0.1300463009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116593235350172">
                <text:p>0.1165932353501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">
                <text:p>132</text:p>
              </table:table-cell>
              <table:table-cell office:value-type="float" office:value="0.103655870581509">
                <text:p>0.103655870581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0.0899001109877913">
                <text:p>0.0899001109877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">
                <text:p>156</text:p>
              </table:table-cell>
              <table:table-cell office:value-type="float" office:value="0.0810995638964562">
                <text:p>0.0810995638964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0.067399858742811">
                <text:p>0.067399858742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67500756734941">
                <text:p>0.067500756734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0.0619737889438222">
                <text:p>0.0619737889438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0.0490812677272167">
                <text:p>0.0490812677272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0.0464467090438234">
                <text:p>0.0464467090438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">
                <text:p>228</text:p>
              </table:table-cell>
              <table:table-cell office:value-type="float" office:value="0.0402134553077949">
                <text:p>0.04021345530779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0.0395968564670008">
                <text:p>0.0395968564670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">
                <text:p>252</text:p>
              </table:table-cell>
              <table:table-cell office:value-type="float" office:value="0.0380161212569648">
                <text:p>0.0380161212569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4">
                <text:p>264</text:p>
              </table:table-cell>
              <table:table-cell office:value-type="float" office:value="0.031850132849023">
                <text:p>0.031850132849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">
                <text:p>276</text:p>
              </table:table-cell>
              <table:table-cell office:value-type="float" office:value="0.0263455868339331">
                <text:p>0.0263455868339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">
                <text:p>288</text:p>
              </table:table-cell>
              <table:table-cell office:value-type="float" office:value="0.0154710254599267">
                <text:p>0.0154710254599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">
                <text:p>300</text:p>
              </table:table-cell>
              <table:table-cell office:value-type="float" office:value="0.00735434253747239">
                <text:p>0.007354342537472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">
                <text:p>312</text:p>
              </table:table-cell>
              <table:table-cell office:value-type="float" office:value="0.00456283142187693">
                <text:p>0.004562831421876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71cm" svg:height="11.29cm" xlink:href=".." xlink:type="simple" chart:class="chart:scatter" chart:style-name="ch1">
        <chart:plot-area chart:style-name="ch2" table:cell-range-address="'Raw Data - Light'.C3:'Raw Data - Light'.C31 'Raw Data - Light'.J3:'Raw Data - Light'.J31" svg:x="0.461cm" svg:y="0.225cm" svg:width="22.149cm" svg:height="10.84cm">
          <chartooo:coordinate-region svg:x="1.233cm" svg:y="0.423cm" svg:width="21.07cm" svg:height="10.4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aw Data - Light'.J3:'Raw Data - Light'.J31" chart:class="chart:scatter">
            <chart:domain table:cell-range-address="'Raw Data - Light'.C3:'Raw Data - Light'.C31"/>
            <chart:regression-curve chart:style-name="ch6">
              <chart:equation chart:display-equation="true" chart:display-r-square="true" svg:x="3.303cm" svg:y="0.902cm"/>
            </chart:regression-curve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Raw Data - Light'.C3:'Raw Data - Light'.C31</svg:desc>
                </draw:g>
              </table:table-cell>
              <table:table-cell office:value-type="float" office:value="0">
                <text:p>0</text:p>
                <draw:g>
                  <svg:desc>'Raw Data - Light'.J3:'Raw Data - Light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-0.561436448080654">
                <text:p>-0.561436448080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2.28466969361655">
                <text:p>-2.28466969361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-3.58105484209453">
                <text:p>-3.58105484209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-4.3591849532985">
                <text:p>-4.35918495329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-5.22776511951353">
                <text:p>-5.22776511951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-6.09103568145355">
                <text:p>-6.09103568145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-6.73163489780657">
                <text:p>-6.73163489780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-7.56901442967402">
                <text:p>-7.569014429674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-7.7772786889032">
                <text:p>-7.7772786889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-8.35715646674334">
                <text:p>-8.35715646674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">
                <text:p>108</text:p>
              </table:table-cell>
              <table:table-cell office:value-type="float" office:value="-8.85901996349694">
                <text:p>-8.85901996349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-9.33326646277833">
                <text:p>-9.33326646277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">
                <text:p>132</text:p>
              </table:table-cell>
              <table:table-cell office:value-type="float" office:value="-9.8440609647455">
                <text:p>-9.8440609647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-10.4623977210041">
                <text:p>-10.4623977210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">
                <text:p>156</text:p>
              </table:table-cell>
              <table:table-cell office:value-type="float" office:value="-10.9098148115101">
                <text:p>-10.9098148115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-11.7134101366174">
                <text:p>-11.71341013661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-11.7069135836947">
                <text:p>-11.70691358369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2">
                <text:p>192</text:p>
              </table:table-cell>
              <table:table-cell office:value-type="float" office:value="-12.0779195121047">
                <text:p>-12.0779195121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-13.090842283447">
                <text:p>-13.090842283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6">
                <text:p>216</text:p>
              </table:table-cell>
              <table:table-cell office:value-type="float" office:value="-13.3304505227832">
                <text:p>-13.3304505227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">
                <text:p>228</text:p>
              </table:table-cell>
              <table:table-cell office:value-type="float" office:value="-13.9562860890065">
                <text:p>-13.9562860890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-14.0233929067108">
                <text:p>-14.0233929067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2">
                <text:p>252</text:p>
              </table:table-cell>
              <table:table-cell office:value-type="float" office:value="-14.2003219579853">
                <text:p>-14.2003219579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4">
                <text:p>264</text:p>
              </table:table-cell>
              <table:table-cell office:value-type="float" office:value="-14.9688875185368">
                <text:p>-14.9688875185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">
                <text:p>276</text:p>
              </table:table-cell>
              <table:table-cell office:value-type="float" office:value="-15.7929212330488">
                <text:p>-15.79292123304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8">
                <text:p>288</text:p>
              </table:table-cell>
              <table:table-cell office:value-type="float" office:value="-18.1048089917538">
                <text:p>-18.1048089917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">
                <text:p>300</text:p>
              </table:table-cell>
              <table:table-cell office:value-type="float" office:value="-21.3345614620095">
                <text:p>-21.3345614620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2">
                <text:p>312</text:p>
              </table:table-cell>
              <table:table-cell office:value-type="float" office:value="-23.4076557635139">
                <text:p>-23.407655763513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83cm" svg:height="12.854cm" xlink:href=".." xlink:type="simple" chart:class="chart:scatter" chart:style-name="ch1">
        <chart:legend chart:legend-position="end" svg:x="18.758cm" svg:y="5.882cm" style:legend-expansion="high" chart:style-name="ch2"/>
        <chart:plot-area chart:style-name="ch3" table:cell-range-address="'Raw Data Dark'.C21:'Raw Data Dark'.C24 'Raw Data Dark'.L21:'Raw Data Dark'.L24" svg:x="0.473cm" svg:y="0.257cm" svg:width="17.812cm" svg:height="12.34cm">
          <chartooo:coordinate-region svg:x="1.042cm" svg:y="0.455cm" svg:width="16.936cm" svg:height="11.9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w Data Dark'.L21:'Raw Data Dark'.L24" chart:class="chart:scatter">
            <chart:domain table:cell-range-address="'Raw Data Dark'.C21:'Raw Data Dark'.C24"/>
            <chart:regression-curve chart:style-name="ch7">
              <chart:equation chart:display-equation="true" chart:display-r-square="true" svg:x="4.427cm" svg:y="2.369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Raw Data Dark'.C21:'Raw Data Dark'.C24</svg:desc>
                </draw:g>
              </table:table-cell>
              <table:table-cell office:value-type="float" office:value="-0.013579546800844">
                <text:p>-0.013579546800844</text:p>
                <draw:g>
                  <svg:desc>'Raw Data Dark'.L21:'Raw Data Dark'.L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-1.57105477139633">
                <text:p>-1.57105477139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-4.41751000560599">
                <text:p>-4.41751000560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-7.38009729757497">
                <text:p>-7.380097297574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 LibreOffice_project/644e4637d1d8544fd9f56425bd6cec110e49301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